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style:style style:name="P1" style:parent-style-name="Heading1" style:master-page-name="MPF0" style:family="paragraph">
      <style:paragraph-properties fo:break-before="page"/>
      <style:text-properties fo:language="es" fo:country="ES"/>
    </style:style>
    <style:style style:name="P2" style:parent-style-name="Heading1" style:family="paragraph">
      <style:text-properties fo:language="es" fo:country="ES"/>
    </style:style>
    <style:style style:name="P3" style:parent-style-name="Heading1" style:family="paragraph">
      <style:text-properties fo:language="es" fo:country="ES"/>
    </style:style>
    <style:style style:name="P4" style:parent-style-name="Standard" style:family="paragraph">
      <style:text-properties fo:font-size="9pt" style:font-size-asian="9pt" style:font-size-complex="9pt" fo:language="es" fo:country="ES"/>
    </style:style>
    <style:style style:name="P5" style:parent-style-name="Standard" style:family="paragraph">
      <style:text-properties fo:font-size="9pt" style:font-size-asian="9pt" style:font-size-complex="9pt" fo:language="es" fo:country="ES"/>
    </style:style>
    <style:style style:name="P6" style:parent-style-name="Standard" style:family="paragraph">
      <style:text-properties fo:font-size="9pt" style:font-size-asian="9pt" style:font-size-complex="9pt" fo:language="es" fo:country="ES"/>
    </style:style>
    <style:style style:name="P7" style:parent-style-name="Heading2" style:family="paragraph">
      <style:text-properties fo:language="es" fo:country="ES"/>
    </style:style>
    <style:style style:name="P8" style:parent-style-name="Heading2" style:family="paragraph">
      <style:text-properties fo:language="es" fo:country="ES"/>
    </style:style>
    <style:style style:name="P9" style:parent-style-name="Normal" style:family="paragraph">
      <style:paragraph-properties fo:text-align="justify"/>
      <style:text-properties fo:font-size="9pt" style:font-size-asian="9pt" fo:language="es" fo:country="ES"/>
    </style:style>
    <style:style style:name="P10" style:parent-style-name="Normal" style:family="paragraph">
      <style:paragraph-properties fo:text-align="justify"/>
      <style:text-properties fo:font-size="9pt" style:font-size-asian="9pt" fo:language="es" fo:country="ES"/>
    </style:style>
    <style:style style:name="P11" style:parent-style-name="Heading2" style:family="paragraph">
      <style:text-properties fo:language="es" fo:country="ES"/>
    </style:style>
    <style:style style:name="P12" style:parent-style-name="Heading2" style:family="paragraph">
      <style:text-properties fo:language="es" fo:country="ES"/>
    </style:style>
    <style:style style:name="P13" style:parent-style-name="Normal" style:family="paragraph">
      <style:paragraph-properties fo:text-align="justify"/>
      <style:text-properties fo:font-size="9pt" style:font-size-asian="9pt" fo:language="es" fo:country="ES"/>
    </style:style>
    <style:style style:name="P14" style:parent-style-name="Normal" style:family="paragraph">
      <style:paragraph-properties fo:text-align="justify"/>
      <style:text-properties fo:font-size="9pt" style:font-size-asian="9pt" fo:language="es" fo:country="ES"/>
    </style:style>
    <style:style style:name="P15" style:parent-style-name="Normal" style:family="paragraph">
      <style:paragraph-properties fo:text-align="justify"/>
      <style:text-properties fo:font-size="9pt" style:font-size-asian="9pt" fo:language="es" fo:country="ES"/>
    </style:style>
    <style:style style:name="P16" style:parent-style-name="Normal" style:family="paragraph">
      <style:paragraph-properties fo:text-align="justify"/>
      <style:text-properties fo:font-size="9pt" style:font-size-asian="9pt" fo:language="es" fo:country="ES"/>
    </style:style>
    <style:style style:name="P17" style:parent-style-name="Heading2" style:family="paragraph">
      <style:text-properties fo:language="es" fo:country="ES"/>
    </style:style>
    <style:style style:name="P18" style:parent-style-name="Normal" style:family="paragraph">
      <style:text-properties fo:font-size="9pt" style:font-size-asian="9pt" fo:language="es" fo:country="ES"/>
    </style:style>
    <style:style style:name="P19" style:parent-style-name="Heading3" style:family="paragraph">
      <style:text-properties fo:language="es" fo:country="ES"/>
    </style:style>
    <style:style style:name="P20" style:parent-style-name="Normal" style:family="paragraph">
      <style:paragraph-properties fo:text-align="justify"/>
      <style:text-properties fo:font-size="9pt" style:font-size-asian="9pt" fo:language="es" fo:country="ES"/>
    </style:style>
    <style:style style:name="P21" style:parent-style-name="Normal" style:family="paragraph">
      <style:paragraph-properties fo:text-align="justify"/>
      <style:text-properties fo:font-size="9pt" style:font-size-asian="9pt" fo:language="es" fo:country="ES"/>
    </style:style>
    <style:style style:name="P22" style:parent-style-name="Normal" style:family="paragraph">
      <style:paragraph-properties fo:text-align="justify"/>
      <style:text-properties fo:font-size="9pt" style:font-size-asian="9pt" fo:language="es" fo:country="ES"/>
    </style:style>
    <style:style style:name="P23" style:parent-style-name="Heading3" style:family="paragraph">
      <style:text-properties fo:language="es" fo:country="ES"/>
    </style:style>
    <style:style style:name="P24" style:parent-style-name="Normal" style:family="paragraph">
      <style:text-properties fo:font-size="9pt" style:font-size-asian="9pt" fo:language="es" fo:country="ES"/>
    </style:style>
    <style:style style:name="P25" style:parent-style-name="Normal" style:family="paragraph">
      <style:text-properties fo:font-size="9pt" style:font-size-asian="9pt" fo:language="es" fo:country="ES"/>
    </style:style>
    <style:style style:name="P26" style:parent-style-name="Normal" style:family="paragraph">
      <style:text-properties fo:font-size="9pt" style:font-size-asian="9pt" fo:language="es" fo:country="ES"/>
    </style:style>
    <style:style style:name="P27" style:parent-style-name="Heading3" style:family="paragraph">
      <style:text-properties fo:language="es" fo:country="ES"/>
    </style:style>
    <style:style style:name="P28" style:parent-style-name="Normal" style:family="paragraph">
      <style:paragraph-properties fo:text-align="justify"/>
      <style:text-properties fo:font-size="9pt" style:font-size-asian="9pt" fo:language="es" fo:country="ES"/>
    </style:style>
    <style:style style:name="P29" style:parent-style-name="Normal" style:family="paragraph">
      <style:paragraph-properties fo:text-align="justify"/>
      <style:text-properties fo:font-size="9pt" style:font-size-asian="9pt" fo:language="es" fo:country="ES"/>
    </style:style>
    <style:style style:name="P30" style:parent-style-name="Normal" style:family="paragraph">
      <style:paragraph-properties fo:text-align="justify"/>
      <style:text-properties fo:font-size="9pt" style:font-size-asian="9pt" fo:language="es" fo:country="ES"/>
    </style:style>
    <style:style style:name="P31" style:parent-style-name="Normal" style:family="paragraph">
      <style:paragraph-properties fo:text-align="justify"/>
      <style:text-properties fo:font-size="9pt" style:font-size-asian="9pt" fo:language="es" fo:country="ES"/>
    </style:style>
    <style:style style:name="P32" style:parent-style-name="Heading3" style:family="paragraph">
      <style:text-properties fo:language="es" fo:country="ES"/>
    </style:style>
    <style:style style:name="P33" style:parent-style-name="Normal" style:family="paragraph">
      <style:paragraph-properties fo:text-align="justify"/>
      <style:text-properties fo:font-size="9pt" style:font-size-asian="9pt" fo:language="es" fo:country="ES"/>
    </style:style>
    <style:style style:name="P34" style:parent-style-name="Normal" style:family="paragraph">
      <style:paragraph-properties fo:text-align="justify"/>
      <style:text-properties fo:font-size="9pt" style:font-size-asian="9pt" fo:language="es" fo:country="ES"/>
    </style:style>
    <style:style style:name="P35" style:parent-style-name="Heading3" style:family="paragraph">
      <style:text-properties fo:language="es" fo:country="ES"/>
    </style:style>
    <style:style style:name="P36" style:parent-style-name="Normal" style:family="paragraph">
      <style:text-properties fo:font-size="9pt" style:font-size-asian="9pt" fo:language="es" fo:country="ES"/>
    </style:style>
    <style:style style:name="P37" style:parent-style-name="Heading3" style:family="paragraph">
      <style:text-properties fo:language="es" fo:country="ES"/>
    </style:style>
    <style:style style:name="P38" style:parent-style-name="Normal" style:family="paragraph">
      <style:paragraph-properties fo:text-align="justify"/>
    </style:style>
    <style:style style:name="T39" style:parent-style-name="DefaultParagraphFont" style:family="text">
      <style:text-properties fo:font-size="9pt" style:font-size-asian="9pt" fo:language="es" fo:country="ES"/>
    </style:style>
    <style:style style:name="T40" style:parent-style-name="DefaultParagraphFont" style:family="text">
      <style:text-properties fo:font-size="9pt" style:font-size-asian="9pt" fo:language="es" fo:country="ES"/>
    </style:style>
    <style:style style:name="T41" style:parent-style-name="DefaultParagraphFont" style:family="text">
      <style:text-properties fo:font-size="9pt" style:font-size-asian="9pt" fo:language="es" fo:country="ES"/>
    </style:style>
  </office:automatic-styles>
  <office:body>
    <office:text text:use-soft-page-breaks="true">
      <text:h text:style-name="P1" text:outline-level="1">ACTIVIDAD PSI 5:<text:s/></text:h>
      <text:h text:style-name="P2" text:outline-level="1">ESTUDIO DE LOS SISTEMAS DE</text:h>
      <text:h text:style-name="P3" text:outline-level="1">INFORMACIÓN ACTUALES</text:h>
      <text:p text:style-name="P4"/>
      <text:p text:style-name="P5">En este apartado evaluaremos los SI con los que la empresa cuenta en la actualidad.</text:p>
      <text:p text:style-name="P6">Dicha información es reducida debido a la poca información obtenida durante las dos<text:s/>reuniones realizadas con la empresa. La primera reunión fue de carácter general y en ella no se obtuvo demasiada información sobre la empresa principalmente porque el cuestionario que se debería haber rellenado en ella no fue rellenado. En la segunda reunión, pensada para obtener información específica de las TIC en la empresa esto no se logró ya que la persona con la que se contactó no conocía la información que se pretendía obtener.</text:p>
      <text:h text:style-name="P7" text:outline-level="2">Tarea PSI 5.1:<text:s/></text:h>
      <text:h text:style-name="P8" text:outline-level="2">Alcance y Objetivos del Estudio de los Sistemas de Información Actuales</text:h>
      <text:p text:style-name="P9">Se estudiarán aquellos procesos de la empresa en los cuales se observe un mayor margen de mejora ya que tras las valoraciones iniciales se ha podido observar que estos son muchos y variados. Se pretende producir en la empresa un primer acercamiento a los SI que sea progresivo y no demasiado agresivo para que se produzca una buena acogida de ellos. Esto es importante ya que en la actualidad carecen de un SI que enlace los distintos departamentos de la empresa siendo ese el primer paso para correcto aprovechamiento de estos. Futuras mejoras que se puedan realizar sobre las TIC en la empresa o futuros SI que se implanten deberán poder partir del que se implante ahora que debería de hacer de cimientos operacionales para la empres.</text:p>
      <text:p text:style-name="P10">El SI propuesto<text:s/>afectará principalmente a los principales procesos organizativos de la empresa y también en menor medida a los tácticos básicos. Ya que estas acciones son el núcleo operativo y afectarán a la parte baja de la pirámide de los SI deben aplicarse con especial<text:s/>cuidado pues futuras mejoras deberán poder partir de ella.</text:p>
      <text:h text:style-name="P11" text:outline-level="2">Tarea PSI 5.2:</text:h>
      <text:h text:style-name="P12" text:outline-level="2"><text:s/>Análisis de los Sistemas de Información Actuales</text:h>
      <text:p text:style-name="P13">En la actualidad los SI tienen un alcance muy reducido en la empresa además de ser descentralizados. Las TIC en la empresa están organizadas de un modo feudal. Cada departamento utiliza sus propios sistemas TIC sin que estos se relacionen con los de los otros departamentos.<text:s/></text:p>
      <text:p text:style-name="P14">Esto causa que la información quede encapsulada dentro de cada departamento y que no se expanda por los demás.<text:s/>Ya que no existe un método TIC pensado para realizar la comunicación entre los departamentos esta se realiza mediante papel lo cual hace<text:s/><text:soft-page-break/>que la comunicación interdepartamental actúe como cuello de botella a la hora de realizar los procesos de la organización y fomenta el uso del papel para realizar dicha comunicación.</text:p>
      <text:p text:style-name="P15">Se puede estimar pues es algo común en empresas con este tipo de problemas que las herramientas utilizadas en la actualidad sean hojas de cálculo acompañadas del uso del papel. Se estima también que para realizar algunas actividades como la facturación se estarán empleando bases de datos Access o similar cuyo uso no sea demasiado complejo.</text:p>
      <text:p text:style-name="P16">La pobreza de las TIC dentro de la empresa no solo afecta a sus procesos internos y a cómo manejan su información si no que esta también es visible desde el exterior, principalmente a través de la página web la cual consta de una pobre interfaz lo cual sin duda estará produciendo una mala imagen de la empresa.</text:p>
      <text:h text:style-name="P17" text:outline-level="2">Tarea PSI 5.3: Valoración de los Sistemas de Información Actuales</text:h>
      <text:p text:style-name="P18">Se detallan a continuación aquellos requisitos que cada SI de la empresa ya cumple.</text:p>
      <text:h text:style-name="P19" text:outline-level="3">2.1.1 CALCULO DE NOMINAS:<text:s/></text:h>
      <text:p text:style-name="P20">Los principales requisitos a lograr respecto de la creación de nóminas son la automatización de las mimas mediante una<text:s/>herramienta que lo facilite. Dicha herramienta o no existe o no ha sido mencionada.</text:p>
      <text:p text:style-name="P21">Adicionalmente se puede ver por los problemas que existen con respecto a las nóminas que no existe una correcta forma de obtener la información necesaria para hacerla debido que no hay un SI que centralice la información de los distintos departamentos de la empresa.</text:p>
      <text:p text:style-name="P22"><text:bookmark-start text:name="OLE_LINK23"/><text:bookmark-start text:name="OLE_LINK24"/>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23" text:outline-level="3"><text:bookmark-end text:name="OLE_LINK23"/><text:bookmark-end text:name="OLE_LINK24"/>2.1.2 GESTION DE CUADRANTES:<text:s/></text:h>
      <text:p text:style-name="P24">La creación de cuadrantes carece una herramienta dedicada que automatice o facilite el proceso o al menos dicha herramienta no ha sido mencionada.</text:p>
      <text:p text:style-name="P25">Aparentemente tampoco hay un método automatizado para comunicar sus horarios a los empleados de seguridad.</text:p>
      <text:p text:style-name="P26">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27" text:outline-level="3">2.1.3 FACTURACION:<text:s/></text:h>
      <text:p text:style-name="P28">No existe una herramienta dedicada a la automatización de las facturas o no se menciona.</text:p>
      <text:soft-page-break/>
      <text:p text:style-name="P29">La información necesaria para crear las facturas no es accesible ya que la información dentro de la empresa no está centralizada en un SI y por tanto no es compartida e forma automática entre los departamentos.</text:p>
      <text:p text:style-name="P30">Cuentan con equipos capaces de crear facturas los cuales podrán aprovecharse como una de las fuentes de entrada para la realización de dicho proceso una vez sea automatizado.</text:p>
      <text:p text:style-name="P31">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32" text:outline-level="3">2.1.4 CONEXIÓN CON CONTABILIDAD:<text:s/></text:h>
      <text:p text:style-name="P33">El departamento de contabilidad al igual que el resto de los departamentos está poco informatizado. Carece de herramientas diseñadas para la contabilidad o no se mencionan. La información en este departamento no está centralizada y por tanto no es compartida con el resto de los departamentos de la empresa lo cual implica una reducción en las posibilidades de automatización de sus procesos hasta que esto no se subsane.</text:p>
      <text:p text:style-name="P34">Es<text:s/>necesaria una evaluación más en profundidad de los SI utilizados por este departamento, así como una reunión con el comité del PSI creado en la empresa para averiguar si es necesario portar los datos que actualmente el departamento maneja al futuro sistema<text:s/>y en caso afirmativo evaluar si esto es posible y a qué coste. El coste de dicha operación será variable respecto del método actual de operación.</text:p>
      <text:h text:style-name="P35" text:outline-level="3">2.1.5<text:s/>COMUNICACIÓN INTERNA:<text:s/></text:h>
      <text:p text:style-name="P36">No existe una forma establecida de comunicar los distintos departamentos de la empresa. La comunicación es en su mayoría realizada en papel.</text:p>
      <text:h text:style-name="P37" text:outline-level="3">2.1.6<text:s/>CONEXIONES REMOTAS DEL SISTEMA:</text:h>
      <text:p text:style-name="P38"><text:span text:style-name="T39">La empresa tiene un dominio comprado para mantener su página web y un ordenador dedicado o un servicio de hosting que la mantiene en la actualidad. Para la futura página web se podrán aprovechar estos lo cual supondrá un ahorro de tiempo y<text:s/></text:span><text:span text:style-name="T40">dinero. Seguirlos utilizando aporta otra ventaja y es que los clientes actuales de la empresa que ya utilicen estos servicios podrán seguirlos utilizando como ahora una vez hayan sido renovados. La empresa dará a dichos clientes una nueva imagen más modern</text:span><text:span text:style-name="T41">a que la actual lo cual es positivo pues provocará la reafirmación de los clientes actua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top="0in" fo:margin-bottom="0in" fo:line-height="100%"/>
      <style:text-properties fo:hyphenate="fals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ations" style:display-name="Quotations"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ListLabel1" style:display-name="ListLabel 1" style:family="text">
      <style:text-properties style:font-name-asian="Symbol" style:font-name-complex="Symbol" style:text-scale="100%" fo:font-size="6pt" style:font-size-asian="6pt" style:font-size-complex="6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1" style:display-name="Heading 3 Char1" style:family="text" style:parent-style-name="DefaultParagraphFont">
      <style:text-properties style:font-name="Calibri Light" style:font-name-asian="Times New Roman" style:font-name-complex="Times New Roman" fo:color="#1F3763"/>
    </style: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text:list-style style:name="WWNum30" style:display-name="WWNum30">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text:list-style style:name="WWNum31" style:display-name="WWNum31">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text:list-style style:name="WWNum32" style:display-name="WWNum32">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text:list-style style:name="WWNum33" style:display-name="WWNum33">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text:list-style style:name="WWNum34" style:display-name="WWNum34">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text:list-style style:name="WWNum35" style:display-name="WWNum35">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text:list-style style:name="WWNum36" style:display-name="WWNum36">
      <text:list-level-style-bullet text:level="1" text:style-name="WW_CharLFO18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8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8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8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8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8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8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8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8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text:list-style style:name="WWNum37" style:display-name="WWNum37">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text:list-style style:name="WWNum38" style:display-name="WWNum38">
      <text:list-level-style-bullet text:level="1" text:style-name="WW_CharLFO20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0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0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0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0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0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0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0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0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4</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6:42:00Z</dc:date>
    <meta:template xlink:href="Business%20Paper" xlink:type="simple"/>
    <meta:editing-cycles>16</meta:editing-cycles>
    <meta:editing-duration>PT17880S</meta:editing-duration>
    <meta:user-defined meta:name="AssetID">TF10002024</meta:user-defined>
    <meta:document-statistic meta:page-count="3" meta:paragraph-count="15" meta:word-count="1128" meta:character-count="7545" meta:row-count="53" meta:non-whitespace-character-count="6432"/>
  </office:meta>
</office:document-meta>
</file>